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4.1638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3.93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ontent-validations>
        <table:content-validation table:name="val1" table:condition="of:cell-content-is-in-list([$'Back End (Do Not Touch)'.$A$2:.$A$21])" table:allow-empty-cell="true" table:display-list="unsorted" table:base-cell-address="Input.D2"/>
        <table:content-validation table:name="val2" table:condition="of:cell-content-is-in-list([$'Back End (Do Not Touch)'.$B$2:.$B$21])" table:allow-empty-cell="true" table:display-list="unsorted" table:base-cell-address="Input.E2"/>
      </table:content-validations>
      <table:table table:name="Input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uto Stage #</text:p>
          </table:table-cell>
          <table:table-cell office:value-type="string">
            <text:p>State</text:p>
          </table:table-cell>
          <table:table-cell office:value-type="string">
            <text:p>Condition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content-validation-name="val1" office:value-type="string">
            <text:p>forward</text:p>
          </table:table-cell>
          <table:table-cell table:content-validation-name="val2" office:value-type="string">
            <text:p>distance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States: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forward</text:p>
          </table:table-cell>
          <table:table-cell office:value-type="string">
            <text:p>Drive Straight(Forward by default, for backwards use negative value with distance condition) 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right</text:p>
          </table:table-cell>
          <table:table-cell office:value-type="string">
            <text:p>Turns(Positive turns right, for left use negative value with distanceAngle condition)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wait</text:p>
          </table:table-cell>
          <table:table-cell office:value-type="string">
            <text:p>Waits(In Milliseconds)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follow</text:p>
          </table:table-cell>
          <table:table-cell office:value-type="string">
            <text:p>Light Follow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retract</text:p>
          </table:table-cell>
          <table:table-cell office:value-type="string">
            <text:p>Retract Gear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none</text:p>
          </table:table-cell>
          <table:table-cell office:value-type="string">
            <text:p>Do Nothing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content-validation-name="val1"/>
          <table:table-cell table:number-columns-repeated="2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content-validation-name="val1"/>
          <table:table-cell table:number-columns-repeated="2"/>
          <table:table-cell/>
          <table:table-cell office:value-type="string">
            <text:p>Conditions: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distance</text:p>
          </table:table-cell>
          <table:table-cell office:value-type="string">
            <text:p>Distance to Drive (Positive = forward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content-validation-name="val1"/>
          <table:table-cell table:number-columns-repeated="2" table:content-validation-name="val2"/>
          <table:table-cell/>
          <table:table-cell office:value-type="string">
            <text:p>time</text:p>
          </table:table-cell>
          <table:table-cell office:value-type="string">
            <text:p>Time for Stage (In Milliseconds)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content-validation-name="val1"/>
          <table:table-cell table:number-columns-repeated="2" table:content-validation-name="val2"/>
          <table:table-cell/>
          <table:table-cell office:value-type="string">
            <text:p>distanceAngle</text:p>
          </table:table-cell>
          <table:table-cell office:value-type="string">
            <text:p>Turn Angle degrees (Based on Drive, positive turns right)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content-validation-name="val1"/>
          <table:table-cell table:content-validation-name="val2"/>
          <table:table-cell/>
          <table:table-cell/>
          <table:table-cell office:value-type="string">
            <text:p>angle</text:p>
          </table:table-cell>
          <table:table-cell office:value-type="string">
            <text:p>Angle (Based on Gyro, not tested)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content-validation-name="val1"/>
          <table:table-cell table:number-columns-repeated="2"/>
          <table:table-cell/>
          <table:table-cell office:value-type="string">
            <text:p>none</text:p>
          </table:table-cell>
          <table:table-cell office:value-type="string">
            <text:p>Condition never passes, stops scrip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content-validation-name="val1"/>
          <table:table-cell table:number-columns-repeated="2"/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content-validation-name="val1"/>
          <table:table-cell table:content-validation-name="val2"/>
          <table:table-cell/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content-validation-name="val1"/>
          <table:table-cell table:content-validation-name="val2"/>
          <table:table-cell/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content-validation-name="val1"/>
          <table:table-cell table:content-validation-name="val2"/>
          <table:table-cell/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content-validation-name="val1"/>
          <table:table-cell table:content-validation-name="val2"/>
          <table:table-cell/>
          <table:table-cell table:number-columns-repeated="3"/>
        </table:table-row>
      </table:table>
      <table:table table:name="Output" table:style-name="ta1" table:print="false">
        <table:table-column table:style-name="co4" table:default-cell-style-name="Default"/>
        <table:table-row table:style-name="ro1">
          <table:table-cell office:value-type="string">
            <text:p>[NetworkTables Storage 3.0]</text:p>
          </table:table-cell>
        </table:table-row>
        <table:table-row table:style-name="ro1">
          <table:table-cell table:formula="of:=['Back End (Do Not Touch)'.E2]" office:value-type="string" office:string-value="string &quot;/Preferences/Auto Stage 1“=”forward;distance\x3D74“">
            <text:p>string "/Preferences/Auto Stage 1“=”forward;distance\x3D74“</text:p>
          </table:table-cell>
        </table:table-row>
        <table:table-row table:style-name="ro1">
          <table:table-cell table:formula="of:=['Back End (Do Not Touch)'.E3]">
            <text:p/>
          </table:table-cell>
        </table:table-row>
        <table:table-row table:style-name="ro1">
          <table:table-cell table:formula="of:=['Back End (Do Not Touch)'.E4]">
            <text:p/>
          </table:table-cell>
        </table:table-row>
        <table:table-row table:style-name="ro1">
          <table:table-cell table:formula="of:=['Back End (Do Not Touch)'.E5]">
            <text:p/>
          </table:table-cell>
        </table:table-row>
        <table:table-row table:style-name="ro1">
          <table:table-cell table:formula="of:=['Back End (Do Not Touch)'.E6]">
            <text:p/>
          </table:table-cell>
        </table:table-row>
        <table:table-row table:style-name="ro1">
          <table:table-cell table:formula="of:=['Back End (Do Not Touch)'.E7]">
            <text:p/>
          </table:table-cell>
        </table:table-row>
        <table:table-row table:style-name="ro1">
          <table:table-cell table:formula="of:=['Back End (Do Not Touch)'.E8]">
            <text:p/>
          </table:table-cell>
        </table:table-row>
        <table:table-row table:style-name="ro1">
          <table:table-cell table:formula="of:=['Back End (Do Not Touch)'.E9]">
            <text:p/>
          </table:table-cell>
        </table:table-row>
        <table:table-row table:style-name="ro1">
          <table:table-cell table:formula="of:=['Back End (Do Not Touch)'.E10]">
            <text:p/>
          </table:table-cell>
        </table:table-row>
        <table:table-row table:style-name="ro1">
          <table:table-cell table:formula="of:=['Back End (Do Not Touch)'.E11]">
            <text:p/>
          </table:table-cell>
        </table:table-row>
        <table:table-row table:style-name="ro1">
          <table:table-cell table:formula="of:=['Back End (Do Not Touch)'.E12]">
            <text:p/>
          </table:table-cell>
        </table:table-row>
        <table:table-row table:style-name="ro1">
          <table:table-cell table:formula="of:=['Back End (Do Not Touch)'.E13]">
            <text:p/>
          </table:table-cell>
        </table:table-row>
        <table:table-row table:style-name="ro1">
          <table:table-cell table:formula="of:=['Back End (Do Not Touch)'.E14]">
            <text:p/>
          </table:table-cell>
        </table:table-row>
        <table:table-row table:style-name="ro1">
          <table:table-cell table:formula="of:=['Back End (Do Not Touch)'.E15]">
            <text:p/>
          </table:table-cell>
        </table:table-row>
        <table:table-row table:style-name="ro1">
          <table:table-cell table:formula="of:=['Back End (Do Not Touch)'.E16]">
            <text:p/>
          </table:table-cell>
        </table:table-row>
        <table:table-row table:style-name="ro1">
          <table:table-cell table:formula="of:=['Back End (Do Not Touch)'.E17]">
            <text:p/>
          </table:table-cell>
        </table:table-row>
        <table:table-row table:style-name="ro1">
          <table:table-cell table:formula="of:=['Back End (Do Not Touch)'.E18]">
            <text:p/>
          </table:table-cell>
        </table:table-row>
        <table:table-row table:style-name="ro1">
          <table:table-cell table:formula="of:=['Back End (Do Not Touch)'.E19]">
            <text:p/>
          </table:table-cell>
        </table:table-row>
        <table:table-row table:style-name="ro1">
          <table:table-cell table:formula="of:=['Back End (Do Not Touch)'.E20]">
            <text:p/>
          </table:table-cell>
        </table:table-row>
      </table:table>
      <table:table table:name="Back End (Do Not Touch)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ates</text:p>
          </table:table-cell>
          <table:table-cell office:value-type="string">
            <text:p>Conditions</text:p>
          </table:table-cell>
          <table:table-cell/>
          <table:table-cell office:value-type="string">
            <text:p>Auto String</text:p>
          </table:table-cell>
          <table:table-cell office:value-type="string">
            <text:p>Full String</text:p>
          </table:table-cell>
          <table:table-cell/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forward</text:p>
          </table:table-cell>
          <table:table-cell office:value-type="string">
            <text:p>distance</text:p>
          </table:table-cell>
          <table:table-cell/>
          <table:table-cell table:formula="of:=CONCATENATE([Input.B2];&quot;;&quot;;[Input.C2];&quot;\x3D&quot;;[Input.D2])" office:value-type="string" office:string-value="forward;distance\x3D74">
            <text:p>forward;distance\x3D74</text:p>
          </table:table-cell>
          <table:table-cell table:formula="of:=IF([Input.B2]=&quot;&quot;;&quot;&quot;; CONCATENATE([.G2];[Input.A2];[.H2];[.D2];[.I2]))" office:value-type="string" office:string-value="string &quot;/Preferences/Auto Stage 1“=”forward;distance\x3D74“">
            <text:p>string "/Preferences/Auto Stage 1“=”forward;distance\x3D74“</text:p>
          </table:table-cell>
          <table:table-cell/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right</text:p>
          </table:table-cell>
          <table:table-cell office:value-type="string">
            <text:p>time</text:p>
          </table:table-cell>
          <table:table-cell/>
          <table:table-cell table:formula="of:=CONCATENATE([Input.B3];&quot;;&quot;;[Input.C3];&quot;\x3D&quot;;[Input.D3])" office:value-type="string" office:string-value=";\x3D">
            <text:p>;\x3D</text:p>
          </table:table-cell>
          <table:table-cell table:formula="of:=IF([Input.B3]=&quot;&quot;;&quot;&quot;; CONCATENATE([.G3];[Input.A3];[.H3];[.D3];[.I3]))">
            <text:p/>
          </table:table-cell>
          <table:table-cell table:formula="of:=IF(#REF!3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wait</text:p>
          </table:table-cell>
          <table:table-cell office:value-type="string">
            <text:p>angle</text:p>
          </table:table-cell>
          <table:table-cell/>
          <table:table-cell table:formula="of:=CONCATENATE([Input.B4];&quot;;&quot;;[Input.C4];&quot;\x3D&quot;;[Input.D4])" office:value-type="string" office:string-value=";\x3D">
            <text:p>;\x3D</text:p>
          </table:table-cell>
          <table:table-cell table:formula="of:=IF([Input.B4]=&quot;&quot;;&quot;&quot;; CONCATENATE([.G4];[Input.A4];[.H4];[.D4];[.I4]))">
            <text:p/>
          </table:table-cell>
          <table:table-cell table:formula="of:=IF(#REF!4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2">
          <table:table-cell office:value-type="string">
            <text:p>follow</text:p>
          </table:table-cell>
          <table:table-cell office:value-type="string">
            <text:p>distanceAngle</text:p>
          </table:table-cell>
          <table:table-cell/>
          <table:table-cell table:formula="of:=CONCATENATE([Input.B5];&quot;;&quot;;[Input.C5];&quot;\x3D&quot;;[Input.D5])" office:value-type="string" office:string-value=";\x3D">
            <text:p>;\x3D</text:p>
          </table:table-cell>
          <table:table-cell table:formula="of:=IF([Input.B5]=&quot;&quot;;&quot;&quot;; CONCATENATE([.G5];[Input.A5];[.H5];[.D5];[.I5]))">
            <text:p/>
          </table:table-cell>
          <table:table-cell table:formula="of:=IF(#REF!5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retract</text:p>
          </table:table-cell>
          <table:table-cell office:value-type="string">
            <text:p>none</text:p>
          </table:table-cell>
          <table:table-cell/>
          <table:table-cell table:formula="of:=CONCATENATE([Input.B6];&quot;;&quot;;[Input.C6];&quot;\x3D&quot;;[Input.D6])" office:value-type="string" office:string-value=";\x3D">
            <text:p>;\x3D</text:p>
          </table:table-cell>
          <table:table-cell table:formula="of:=IF([Input.B6]=&quot;&quot;;&quot;&quot;; CONCATENATE([.G6];[Input.A6];[.H6];[.D6];[.I6]))">
            <text:p/>
          </table:table-cell>
          <table:table-cell table:formula="of:=IF(#REF!6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/>
          <table:table-cell table:formula="of:=CONCATENATE([Input.B7];&quot;;&quot;;[Input.C7];&quot;\x3D&quot;;[Input.D7])" office:value-type="string" office:string-value=";\x3D">
            <text:p>;\x3D</text:p>
          </table:table-cell>
          <table:table-cell table:formula="of:=IF([Input.B7]=&quot;&quot;;&quot;&quot;; CONCATENATE([.G7];[Input.A7];[.H7];[.D7];[.I7]))">
            <text:p/>
          </table:table-cell>
          <table:table-cell table:formula="of:=IF(#REF!7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8];&quot;;&quot;;[Input.C8];&quot;\x3D&quot;;[Input.D8])" office:value-type="string" office:string-value=";\x3D">
            <text:p>;\x3D</text:p>
          </table:table-cell>
          <table:table-cell table:formula="of:=IF([Input.B8]=&quot;&quot;;&quot;&quot;; CONCATENATE([.G8];[Input.A8];[.H8];[.D8];[.I8]))">
            <text:p/>
          </table:table-cell>
          <table:table-cell table:formula="of:=IF(#REF!8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9];&quot;;&quot;;[Input.C9];&quot;\x3D&quot;;[Input.D9])" office:value-type="string" office:string-value=";\x3D">
            <text:p>;\x3D</text:p>
          </table:table-cell>
          <table:table-cell table:formula="of:=IF([Input.B9]=&quot;&quot;;&quot;&quot;; CONCATENATE([.G9];[Input.A9];[.H9];[.D9];[.I9]))">
            <text:p/>
          </table:table-cell>
          <table:table-cell table:formula="of:=IF(#REF!9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0];&quot;;&quot;;[Input.C10];&quot;\x3D&quot;;[Input.D10])" office:value-type="string" office:string-value=";\x3D">
            <text:p>;\x3D</text:p>
          </table:table-cell>
          <table:table-cell table:formula="of:=IF([Input.B10]=&quot;&quot;;&quot;&quot;; CONCATENATE([.G10];[Input.A10];[.H10];[.D10];[.I10]))">
            <text:p/>
          </table:table-cell>
          <table:table-cell table:formula="of:=IF(#REF!10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1];&quot;;&quot;;[Input.C11];&quot;\x3D&quot;;[Input.D11])" office:value-type="string" office:string-value=";\x3D">
            <text:p>;\x3D</text:p>
          </table:table-cell>
          <table:table-cell table:formula="of:=IF([Input.B11]=&quot;&quot;;&quot;&quot;; CONCATENATE([.G11];[Input.A11];[.H11];[.D11];[.I11]))">
            <text:p/>
          </table:table-cell>
          <table:table-cell table:formula="of:=IF(#REF!11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2];&quot;;&quot;;[Input.C12];&quot;\x3D&quot;;[Input.D12])" office:value-type="string" office:string-value=";\x3D">
            <text:p>;\x3D</text:p>
          </table:table-cell>
          <table:table-cell table:formula="of:=IF([Input.B12]=&quot;&quot;;&quot;&quot;; CONCATENATE([.G12];[Input.A12];[.H12];[.D12];[.I12]))">
            <text:p/>
          </table:table-cell>
          <table:table-cell table:formula="of:=IF(#REF!12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3];&quot;;&quot;;[Input.C13];&quot;\x3D&quot;;[Input.D13])" office:value-type="string" office:string-value=";\x3D">
            <text:p>;\x3D</text:p>
          </table:table-cell>
          <table:table-cell table:formula="of:=IF([Input.B13]=&quot;&quot;;&quot;&quot;; CONCATENATE([.G13];[Input.A13];[.H13];[.D13];[.I13]))">
            <text:p/>
          </table:table-cell>
          <table:table-cell table:formula="of:=IF(#REF!13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4];&quot;;&quot;;[Input.C14];&quot;\x3D&quot;;[Input.D14])" office:value-type="string" office:string-value=";\x3D">
            <text:p>;\x3D</text:p>
          </table:table-cell>
          <table:table-cell table:formula="of:=IF([Input.B14]=&quot;&quot;;&quot;&quot;; CONCATENATE([.G14];[Input.A14];[.H14];[.D14];[.I14]))">
            <text:p/>
          </table:table-cell>
          <table:table-cell table:formula="of:=IF(#REF!14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5];&quot;;&quot;;[Input.C15];&quot;\x3D&quot;;[Input.D15])" office:value-type="string" office:string-value=";\x3D">
            <text:p>;\x3D</text:p>
          </table:table-cell>
          <table:table-cell table:formula="of:=IF([Input.B15]=&quot;&quot;;&quot;&quot;; CONCATENATE([.G15];[Input.A15];[.H15];[.D15];[.I15]))">
            <text:p/>
          </table:table-cell>
          <table:table-cell table:formula="of:=IF(#REF!15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6];&quot;;&quot;;[Input.C16];&quot;\x3D&quot;;[Input.D16])" office:value-type="string" office:string-value=";\x3D">
            <text:p>;\x3D</text:p>
          </table:table-cell>
          <table:table-cell table:formula="of:=IF([Input.B16]=&quot;&quot;;&quot;&quot;; CONCATENATE([.G16];[Input.A16];[.H16];[.D16];[.I16]))">
            <text:p/>
          </table:table-cell>
          <table:table-cell table:formula="of:=IF(#REF!16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7];&quot;;&quot;;[Input.C17];&quot;\x3D&quot;;[Input.D17])" office:value-type="string" office:string-value=";\x3D">
            <text:p>;\x3D</text:p>
          </table:table-cell>
          <table:table-cell table:formula="of:=IF([Input.B17]=&quot;&quot;;&quot;&quot;; CONCATENATE([.G17];[Input.A17];[.H17];[.D17];[.I17]))">
            <text:p/>
          </table:table-cell>
          <table:table-cell table:formula="of:=IF(#REF!17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8];&quot;;&quot;;[Input.C18];&quot;\x3D&quot;;[Input.D18])" office:value-type="string" office:string-value=";\x3D">
            <text:p>;\x3D</text:p>
          </table:table-cell>
          <table:table-cell table:formula="of:=IF([Input.B18]=&quot;&quot;;&quot;&quot;; CONCATENATE([.G18];[Input.A18];[.H18];[.D18];[.I18]))">
            <text:p/>
          </table:table-cell>
          <table:table-cell table:formula="of:=IF(#REF!18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19];&quot;;&quot;;[Input.C19];&quot;\x3D&quot;;[Input.D19])" office:value-type="string" office:string-value=";\x3D">
            <text:p>;\x3D</text:p>
          </table:table-cell>
          <table:table-cell table:formula="of:=IF([Input.B19]=&quot;&quot;;&quot;&quot;; CONCATENATE([.G19];[Input.A19];[.H19];[.D19];[.I19]))">
            <text:p/>
          </table:table-cell>
          <table:table-cell table:formula="of:=IF(#REF!19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  <table:table-row table:style-name="ro1">
          <table:table-cell table:number-columns-repeated="3"/>
          <table:table-cell table:formula="of:=CONCATENATE([Input.B20];&quot;;&quot;;[Input.C20];&quot;\x3D&quot;;[Input.D20])" office:value-type="string" office:string-value=";\x3D">
            <text:p>;\x3D</text:p>
          </table:table-cell>
          <table:table-cell table:formula="of:=IF([Input.B20]=&quot;&quot;;&quot;&quot;; CONCATENATE([.G20];[Input.A20];[.H20];[.D20];[.I20]))">
            <text:p/>
          </table:table-cell>
          <table:table-cell table:formula="of:=IF(#REF!20=&quot;&quot;;1;0)" office:value-type="float" office:value="0">
            <text:p>#NAME?</text:p>
          </table:table-cell>
          <table:table-cell office:value-type="string">
            <text:p>string "/Preferences/Auto Stage </text:p>
          </table:table-cell>
          <table:table-cell office:value-type="string">
            <text:p>“=”</text:p>
          </table:table-cell>
          <table:table-cell office:value-type="string">
            <text:p>“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3/05/2017</text:date>, <text:time>1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S </meta:initial-creator>
    <meta:creation-date>2017-03-05T08:11:09.52</meta:creation-date>
    <dc:date>2017-03-05T10:31:15.53</dc:date>
    <dc:creator>CHAOS </dc:creator>
    <meta:editing-duration>PT55M</meta:editing-duration>
    <meta:editing-cycles>2</meta:editing-cycles>
    <meta:generator>OpenOffice/4.1.2$Win32 OpenOffice.org_project/412m3$Build-9782</meta:generator>
    <meta:document-statistic meta:table-count="3" meta:cell-count="255" meta:object-count="0"/>
  </office:meta>
</office:document-meta>
</file>